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column table:style-name="co2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01" table:style-name="ce5">
            <table:cell-range-source table:name="z22-133_2539" table:last-column-spanned="3" table:last-row-spanned="25" xlink:href="Z:\Для экспертов\ЕГЭ_2025\ПЕРЕСДАЧА\2539\22\z22-133_2539.txt"/>
            <text:p>10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111;112</text:p>
          </table:table-cell>
          <table:table-cell table:number-columns-repeated="16381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float" office:value="7" table:style-name="ce5">
            <text:p>7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float" office:value="5" table:style-name="ce5">
            <text:p>5</text:p>
          </table:table-cell>
          <table:table-cell office:value-type="float" office:value="105" table:style-name="ce5">
            <text:p>105</text:p>
          </table:table-cell>
          <table:table-cell table:number-columns-repeated="16381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112;105</text:p>
          </table:table-cell>
          <table:table-cell table:number-columns-repeated="16381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113;120</text:p>
          </table:table-cell>
          <table:table-cell table:number-columns-repeated="16381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101;114</text:p>
          </table:table-cell>
          <table:table-cell table:number-columns-repeated="16381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113;112</text:p>
          </table:table-cell>
          <table:table-cell table:number-columns-repeated="16381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float" office:value="4" table:style-name="ce5">
            <text:p>4</text:p>
          </table:table-cell>
          <table:table-cell office:value-type="float" office:value="119" table:style-name="ce5">
            <text:p>119</text:p>
          </table:table-cell>
          <table:table-cell table:number-columns-repeated="16381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float" office:value="7" table:style-name="ce5">
            <text:p>7</text:p>
          </table:table-cell>
          <table:table-cell office:value-type="float" office:value="111" table:style-name="ce5">
            <text:p>111</text:p>
          </table:table-cell>
          <table:table-cell table:number-columns-repeated="16381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table:number-columns-repeated="16381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float" office:value="5" table:style-name="ce5">
            <text:p>5</text:p>
          </table:table-cell>
          <table:table-cell office:value-type="float" office:value="113" table:style-name="ce5">
            <text:p>113</text:p>
          </table:table-cell>
          <table:table-cell table:number-columns-repeated="16381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123;112</text:p>
          </table:table-cell>
          <table:table-cell table:number-columns-repeated="16381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107;108</text:p>
          </table:table-cell>
          <table:table-cell table:number-columns-repeated="16381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112;120</text:p>
          </table:table-cell>
          <table:table-cell table:number-columns-repeated="16381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120;109</text:p>
          </table:table-cell>
          <table:table-cell table:number-columns-repeated="16381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109;121</text:p>
          </table:table-cell>
          <table:table-cell table:number-columns-repeated="16381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float" office:value="6" table:style-name="ce5">
            <text:p>6</text:p>
          </table:table-cell>
          <table:table-cell office:value-type="float" office:value="118" table:style-name="ce5">
            <text:p>118</text:p>
          </table:table-cell>
          <table:table-cell table:number-columns-repeated="16381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float" office:value="3" table:style-name="ce5">
            <text:p>3</text:p>
          </table:table-cell>
          <table:table-cell office:value-type="float" office:value="123" table:style-name="ce5">
            <text:p>123</text:p>
          </table:table-cell>
          <table:table-cell table:number-columns-repeated="16381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float" office:value="4" table:style-name="ce5">
            <text:p>4</text:p>
          </table:table-cell>
          <table:table-cell office:value-type="float" office:value="122" table:style-name="ce5">
            <text:p>122</text:p>
          </table:table-cell>
          <table:table-cell table:number-columns-repeated="16381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123;111</text:p>
          </table:table-cell>
          <table:table-cell table:number-columns-repeated="16381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float" office:value="1" table:style-name="ce5">
            <text:p>1</text:p>
          </table:table-cell>
          <table:table-cell office:value-type="float" office:value="114" table:style-name="ce5">
            <text:p>114</text:p>
          </table:table-cell>
          <table:table-cell table:number-columns-repeated="16381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109;105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range table:name="z22_133_2539" table:cell-range-address="Лист1.$A$2:Лист1.$C$26" table:base-cell-address="Лист1.$A$1"/>
          <table:named-expression table:name="z22_135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2-25T09:25:51Z</meta:creation-date>
    <dc:date>2025-10-23T15:13:44Z</dc:date>
  </office:meta>
</office:document-meta>
</file>